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fae39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3fae39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3fae39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3fae39" style:font-size-asian="14pt" style:font-size-complex="14pt"/>
    </style:style>
    <style:style style:name="P6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ae39" style:font-size-asian="10pt" style:font-size-complex="10pt"/>
    </style:style>
    <style:style style:name="P1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fae39" style:font-size-asian="11pt" style:font-style-asian="normal" style:font-weight-asian="bold" style:font-name-complex="Arial" style:font-size-complex="11pt" style:font-style-complex="normal" style:font-weight-complex="bold"/>
    </style:style>
    <style:style style:name="P15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officeooo:rsid="002bda3c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3013e5"/>
    </style:style>
    <style:style style:name="T13" style:family="text">
      <style:text-properties officeooo:rsid="002c94e5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2"><office:annotation><dc:creator>Gauthier Bastien</dc:creator><dc:date>2011-01-13T14:56:41</dc:date><text:p text:style-name="P16"><text:span text:style-name="T16">do text</text:span></text:p><text:p text:style-name="P16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3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S<text:span text:style-name="T5">PW - Département de l'Aménagement du territoire et de l'Urbanisme</text:span> - Direction de <text:span text:style-name="T10">VILLE</text:span></text:p>
            <text:p text:style-name="P1">ADRESSE</text:p>
            <text:p text:style-name="P14">RECOMMANDÉ</text:p>
          </table:table-cell>
        </table:table-row>
      </table:table>
      <text:p text:style-name="P4"/>
      <text:p text:style-name="P5">Transmis<text:span text:style-name="T6">sion</text:span> <text:span text:style-name="T5">des éléments de l'enquête publique</text:span></text:p>
      <text:p text:style-name="P6">de permis intégré</text:p>
      <text:p text:style-name="P3"/>
      <text:p text:style-name="P15"><text:span text:style-name="T4"/></text:p>
      <text:p text:style-name="P10"/>
      <text:p text:style-name="P7"><office:annotation><dc:creator>Gauthier Bastien</dc:creator><dc:date>2011-02-16T16:12:24</dc:date><text:p text:style-name="P16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6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7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7"/>
      <text:p text:style-name="P7"><text:span text:style-name="T13">Monsieur le Fonctionnaire délégué</text:span>,</text:p>
      <text:p text:style-name="P7"/>
      <text:p text:style-name="P8">Conformément au <text:span text:style-name="T12">décret du 5 février 2015 relatif aux implantations commerciales et à votre courrier </text:span><text:span text:style-name="T12"><text:text-input text:description="">licence_view.format_date(self.getLastAcknowledgment().getEventDate())</text:text-input></text:span>, nous vous prions de trouver, sous ce pli, <text:span text:style-name="T7">un</text:span> exemplaire <text:span text:style-name="T8">des éléments de l'enquête publique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6"><text:span text:style-name="T16">do text</text:span></text:p><text:p text:style-name="P16"><text:span text:style-name="T16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29.104596256</dc:date>
    <dc:language>fr-FR</dc:language>
    <meta:editing-cycles>121</meta:editing-cycles>
    <meta:editing-duration>P1DT10H20M17S</meta:editing-duration>
    <meta:document-statistic meta:table-count="1" meta:image-count="0" meta:object-count="0" meta:page-count="1" meta:paragraph-count="15" meta:word-count="131" meta:character-count="980" meta:non-whitespace-character-count="882"/>
    <meta:user-defined meta:name="Info 1"/>
    <meta:user-defined meta:name="Info 2"/>
    <meta:user-defined meta:name="Info 3"/>
    <meta:user-defined meta:name="Info 4"/>
  </office:meta>
</office:document-meta>
</file>